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3.A" style:family="table-column">
      <style:table-column-properties style:column-width="8.5cm" style:rel-column-width="32767*"/>
    </style:style>
    <style:style style:name="Tabla13.B" style:family="table-column">
      <style:table-column-properties style:column-width="8.5cm" style:rel-column-width="32768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6.A" style:family="table-column">
      <style:table-column-properties style:column-width="8.5cm" style:rel-column-width="32767*"/>
    </style:style>
    <style:style style:name="Tabla16.B" style:family="table-column">
      <style:table-column-properties style:column-width="8.5cm" style:rel-column-width="32768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5.A" style:family="table-column">
      <style:table-column-properties style:column-width="8.5cm" style:rel-column-width="32767*"/>
    </style:style>
    <style:style style:name="Tabla15.B" style:family="table-column">
      <style:table-column-properties style:column-width="8.5cm" style:rel-column-width="32768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114" officeooo:paragraph-rsid="000b5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180c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0c50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12b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0b5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0e1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4912e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846ba" officeooo:paragraph-rsid="00184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846ba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Standard">
      <style:text-properties officeooo:rsid="000b5114" officeooo:paragraph-rsid="000b5114"/>
    </style:style>
    <style:style style:name="P69" style:family="paragraph" style:parent-style-name="Standard">
      <style:text-properties officeooo:paragraph-rsid="000b5114"/>
    </style:style>
    <style:style style:name="P70" style:family="paragraph" style:parent-style-name="Standard">
      <style:text-properties fo:language="en" fo:country="US" officeooo:rsid="000e1c08" officeooo:paragraph-rsid="000e1c08"/>
    </style:style>
    <style:style style:name="P71" style:family="paragraph" style:parent-style-name="Standard">
      <style:text-properties officeooo:paragraph-rsid="000e1c08"/>
    </style:style>
    <style:style style:name="P72" style:family="paragraph" style:parent-style-name="Standard">
      <style:text-properties officeooo:paragraph-rsid="0012180c"/>
    </style:style>
    <style:style style:name="P73" style:family="paragraph" style:parent-style-name="Standard">
      <style:text-properties fo:language="es" fo:country="GT" officeooo:rsid="0013f10f" officeooo:paragraph-rsid="0013f10f"/>
    </style:style>
    <style:style style:name="P74" style:family="paragraph" style:parent-style-name="Standard">
      <style:text-properties officeooo:paragraph-rsid="0013f10f"/>
    </style:style>
    <style:style style:name="P75" style:family="paragraph" style:parent-style-name="Standard">
      <style:text-properties officeooo:paragraph-rsid="0014912e"/>
    </style:style>
    <style:style style:name="P76" style:family="paragraph" style:parent-style-name="Standard">
      <style:text-properties officeooo:paragraph-rsid="001530ce"/>
    </style:style>
    <style:style style:name="P77" style:family="paragraph" style:parent-style-name="Standard">
      <style:text-properties officeooo:paragraph-rsid="0016ba86"/>
    </style:style>
    <style:style style:name="P78" style:family="paragraph" style:parent-style-name="Standard">
      <style:text-properties officeooo:paragraph-rsid="0019be6e"/>
    </style:style>
    <style:style style:name="P79" style:family="paragraph" style:parent-style-name="Standard">
      <style:text-properties officeooo:paragraph-rsid="0019be6e"/>
    </style:style>
    <style:style style:name="P80" style:family="paragraph" style:parent-style-name="Standard">
      <style:text-properties officeooo:paragraph-rsid="001c3ae4"/>
    </style:style>
    <style:style style:name="P81" style:family="paragraph" style:parent-style-name="Standard">
      <style:paragraph-properties fo:text-align="center" style:justify-single-word="false"/>
      <style:text-properties fo:font-weight="bold" officeooo:rsid="000b5114" officeooo:paragraph-rsid="000b5114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officeooo:paragraph-rsid="000b5114"/>
    </style:style>
    <style:style style:name="P83" style:family="paragraph" style:parent-style-name="Standard">
      <style:paragraph-properties fo:text-align="center" style:justify-single-word="false"/>
      <style:text-properties fo:language="en" fo:country="US" fo:font-weight="bold" officeooo:rsid="000e1c08" officeooo:paragraph-rsid="000e1c08" style:font-weight-asian="bold" style:font-weight-complex="bold"/>
    </style:style>
    <style:style style:name="P84" style:family="paragraph" style:parent-style-name="Standard">
      <style:text-properties officeooo:paragraph-rsid="001d373c"/>
    </style:style>
    <style:style style:name="P85" style:family="paragraph" style:parent-style-name="Standard">
      <style:text-properties officeooo:paragraph-rsid="00208b1c"/>
    </style:style>
    <style:style style:name="P86" style:family="paragraph" style:parent-style-name="Standard">
      <style:text-properties officeooo:paragraph-rsid="00232924"/>
    </style:style>
    <style:style style:name="P87" style:family="paragraph" style:parent-style-name="Standard">
      <style:text-properties officeooo:paragraph-rsid="002379d1"/>
    </style:style>
    <style:style style:name="P88" style:family="paragraph" style:parent-style-name="Standard">
      <style:text-properties officeooo:paragraph-rsid="0023e2c4"/>
    </style:style>
    <style:style style:name="P89" style:family="paragraph" style:parent-style-name="Standard">
      <style:paragraph-properties fo:break-before="auto" fo:break-after="auto"/>
      <style:text-properties officeooo:paragraph-rsid="002379d1"/>
    </style:style>
    <style:style style:name="P9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0e1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12be1" officeooo:paragraph-rsid="00112b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180c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180c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c3ae4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0b5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1ee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e2c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5ed5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 style:list-style-name="L15">
      <style:paragraph-properties fo:text-align="start" style:justify-single-word="false"/>
      <style:text-properties officeooo:paragraph-rsid="001ee09c"/>
    </style:style>
    <style:style style:name="P171" style:family="paragraph" style:parent-style-name="Table_20_Contents" style:list-style-name="L16">
      <style:paragraph-properties fo:text-align="start" style:justify-single-word="false"/>
      <style:text-properties officeooo:paragraph-rsid="00208b1c"/>
    </style:style>
    <style:style style:name="P172" style:family="paragraph" style:parent-style-name="Table_20_Contents" style:list-style-name="L17">
      <style:paragraph-properties fo:text-align="start" style:justify-single-word="false"/>
      <style:text-properties officeooo:paragraph-rsid="00232924"/>
    </style:style>
    <style:style style:name="P173" style:family="paragraph" style:parent-style-name="Table_20_Contents" style:list-style-name="L16">
      <style:paragraph-properties fo:text-align="start" style:justify-single-word="false"/>
      <style:text-properties officeooo:rsid="00208b1c" officeooo:paragraph-rsid="00208b1c"/>
    </style:style>
    <style:style style:name="P174" style:family="paragraph" style:parent-style-name="Table_20_Contents">
      <style:paragraph-properties fo:text-align="start" style:justify-single-word="false"/>
      <style:text-properties officeooo:rsid="00232924" officeooo:paragraph-rsid="00232924"/>
    </style:style>
    <style:style style:name="P175" style:family="paragraph" style:parent-style-name="Table_20_Contents" style:list-style-name="L18">
      <style:paragraph-properties fo:text-align="start" style:justify-single-word="false"/>
      <style:text-properties officeooo:rsid="00232924" officeooo:paragraph-rsid="002379d1"/>
    </style:style>
    <style:style style:name="P176" style:family="paragraph" style:parent-style-name="Table_20_Contents" style:list-style-name="L18">
      <style:paragraph-properties fo:text-align="start" style:justify-single-word="false"/>
      <style:text-properties officeooo:rsid="00232924" officeooo:paragraph-rsid="0023e2c4"/>
    </style:style>
    <style:style style:name="P177" style:family="paragraph" style:parent-style-name="Table_20_Contents" style:list-style-name="L20">
      <style:paragraph-properties fo:text-align="start" style:justify-single-word="false"/>
      <style:text-properties officeooo:rsid="00232924" officeooo:paragraph-rsid="0023e2c4"/>
    </style:style>
    <style:style style:name="P178" style:family="paragraph" style:parent-style-name="Table_20_Contents">
      <style:paragraph-properties fo:text-align="start" style:justify-single-word="false"/>
      <style:text-properties officeooo:rsid="00232924" officeooo:paragraph-rsid="0023e2c4"/>
    </style:style>
    <style:style style:name="P179" style:family="paragraph" style:parent-style-name="Table_20_Contents" style:list-style-name="L18">
      <style:paragraph-properties fo:text-align="start" style:justify-single-word="false"/>
      <style:text-properties officeooo:rsid="002379d1" officeooo:paragraph-rsid="002379d1"/>
    </style:style>
    <style:style style:name="P180" style:family="paragraph" style:parent-style-name="Table_20_Contents" style:list-style-name="L19">
      <style:paragraph-properties fo:text-align="start" style:justify-single-word="false"/>
      <style:text-properties officeooo:rsid="002379d1" officeooo:paragraph-rsid="0023e2c4"/>
    </style:style>
    <style:style style:name="P181" style:family="paragraph" style:parent-style-name="Table_20_Contents" style:list-style-name="L21">
      <style:paragraph-properties fo:text-align="start" style:justify-single-word="false"/>
      <style:text-properties officeooo:rsid="0023e2c4" officeooo:paragraph-rsid="0023e2c4"/>
    </style:style>
    <style:style style:name="P182" style:family="paragraph" style:parent-style-name="Table_20_Contents" style:list-style-name="L24">
      <style:paragraph-properties fo:text-align="start" style:justify-single-word="false"/>
      <style:text-properties officeooo:rsid="0023e2c4" officeooo:paragraph-rsid="0023e2c4"/>
    </style:style>
    <style:style style:name="T1" style:family="text">
      <style:text-properties fo:language="es" fo:country="GT"/>
    </style:style>
    <style:style style:name="T2" style:family="text">
      <style:text-properties fo:language="es" fo:country="GT" officeooo:rsid="000c5039"/>
    </style:style>
    <style:style style:name="T3" style:family="text">
      <style:text-properties fo:language="es" fo:country="GT" officeooo:rsid="0013f10f"/>
    </style:style>
    <style:style style:name="T4" style:family="text">
      <style:text-properties officeooo:rsid="000c5039"/>
    </style:style>
    <style:style style:name="T5" style:family="text">
      <style:text-properties fo:language="en" fo:country="US" officeooo:rsid="0012180c"/>
    </style:style>
    <style:style style:name="T6" style:family="text">
      <style:text-properties fo:language="en" fo:country="US" officeooo:rsid="00125ed5"/>
    </style:style>
    <style:style style:name="T7" style:family="text">
      <style:text-properties officeooo:rsid="00112be1"/>
    </style:style>
    <style:style style:name="T8" style:family="text">
      <style:text-properties officeooo:rsid="0013f10f"/>
    </style:style>
    <style:style style:name="T9" style:family="text">
      <style:text-properties officeooo:rsid="0014912e"/>
    </style:style>
    <style:style style:name="T10" style:family="text">
      <style:text-properties officeooo:rsid="0015ff60"/>
    </style:style>
    <style:style style:name="T11" style:family="text">
      <style:text-properties officeooo:rsid="0016ba86"/>
    </style:style>
    <style:style style:name="T12" style:family="text">
      <style:text-properties officeooo:rsid="001846ba"/>
    </style:style>
    <style:style style:name="T13" style:family="text">
      <style:text-properties officeooo:rsid="0019be6e"/>
    </style:style>
    <style:style style:name="T14" style:family="text">
      <style:text-properties officeooo:rsid="001c3ae4"/>
    </style:style>
    <style:style style:name="T15" style:family="text">
      <style:text-properties officeooo:rsid="001d373c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58f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208b1c"/>
    </style:style>
    <style:style style:name="T26" style:family="text">
      <style:text-properties officeooo:rsid="00232924"/>
    </style:style>
    <style:style style:name="T27" style:family="text">
      <style:text-properties officeooo:rsid="002379d1"/>
    </style:style>
    <style:style style:name="T28" style:family="text">
      <style:text-properties officeooo:rsid="0023e2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Casos de usos de alto nivel.</text:p>
      <text:p text:style-name="P68"/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ombre</text:p>
          </table:table-cell>
          <table:table-cell table:style-name="Tabla1.B1" office:value-type="string">
            <text:p text:style-name="P41">CDU 001 <text:s/>- <text:s/>Registrar Usuario</text:p>
          </table:table-cell>
        </table:table-row>
        <table:table-row>
          <table:table-cell table:style-name="Tabla1.A2" office:value-type="string">
            <text:p text:style-name="P3">Actores:</text:p>
          </table:table-cell>
          <table:table-cell table:style-name="Tabla1.B2" office:value-type="string">
            <text:p text:style-name="P41">Usuario</text:p>
          </table:table-cell>
        </table:table-row>
        <table:table-row>
          <table:table-cell table:style-name="Tabla1.A2" office:value-type="string">
            <text:p text:style-name="P19">Tipo</text:p>
          </table:table-cell>
          <table:table-cell table:style-name="Tabla1.B2" office:value-type="string">
            <text:p text:style-name="P41">Primario , <text:span text:style-name="T15">Esencial.</text:span></text:p>
          </table:table-cell>
        </table:table-row>
        <table:table-row>
          <table:table-cell table:style-name="Tabla1.A2" office:value-type="string">
            <text:p text:style-name="P61">Descripción</text:p>
          </table:table-cell>
          <table:table-cell table:style-name="Tabla1.B2" office:value-type="string">
            <text:p text:style-name="P41">El usuario ingresa a la plataforma web que constituye el repositorio de música donde el usuario tiene la opción de ingresar sus datos para poder registrarse como <text:s/>miembro de la plataforma.</text:p>
          </table:table-cell>
        </table:table-row>
      </table:table>
      <text:p text:style-name="P68"/>
      <text:p text:style-name="P6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7">Nombre</text:p>
          </table:table-cell>
          <table:table-cell table:style-name="Tabla2.B1" office:value-type="string">
            <text:p text:style-name="P1">CDU 00<text:span text:style-name="T1">2 </text:span><text:s/>- <text:s/><text:span text:style-name="T1">Buscar </text:span><text:span text:style-name="T2">Música</text:span></text:p>
          </table:table-cell>
        </table:table-row>
        <table:table-row>
          <table:table-cell table:style-name="Tabla2.A2" office:value-type="string">
            <text:p text:style-name="P3">Actores:</text:p>
          </table:table-cell>
          <table:table-cell table:style-name="Tabla2.B2" office:value-type="string">
            <text:p text:style-name="P41">Usuario, <text:span text:style-name="T4">Administrador</text:span></text:p>
          </table:table-cell>
        </table:table-row>
        <table:table-row>
          <table:table-cell table:style-name="Tabla2.A2" office:value-type="string">
            <text:p text:style-name="P19">Tipo</text:p>
          </table:table-cell>
          <table:table-cell table:style-name="Tabla2.B2" office:value-type="string">
            <text:p text:style-name="P41">Primario , <text:span text:style-name="T15">Esencial.</text:span></text:p>
          </table:table-cell>
        </table:table-row>
        <table:table-row>
          <table:table-cell table:style-name="Tabla2.A2" office:value-type="string">
            <text:p text:style-name="P61">Descripción</text:p>
          </table:table-cell>
          <table:table-cell table:style-name="Tabla2.B2" office:value-type="string">
            <text:p text:style-name="P41">Siendo par<text:span text:style-name="T4">t</text:span>e de la plataforma como un usuario registrado el usuario tiene la posibilidad de realizar <text:span text:style-name="T4">búsquedas</text:span> </text:p>
          </table:table-cell>
        </table:table-row>
      </table:table>
      <text:p text:style-name="P69"/>
      <text:p text:style-name="P69"/>
      <text:p text:style-name="P82"/>
      <text:p text:style-name="P83"><text:span text:style-name="T1">Casos de Uso expandidos</text:span> </text:p>
      <text:p text:style-name="P7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>Nombre</text:p>
          </table:table-cell>
          <table:table-cell table:style-name="Tabla3.B1" office:value-type="string">
            <text:p text:style-name="P42">CDU 001 <text:s/>- <text:s/>Registrar Usuario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42">Usuario</text:p>
          </table:table-cell>
        </table:table-row>
        <table:table-row>
          <table:table-cell table:style-name="Tabla3.A2" office:value-type="string">
            <text:p text:style-name="P18">Tipo</text:p>
          </table:table-cell>
          <table:table-cell table:style-name="Tabla3.B2" office:value-type="string">
            <text:p text:style-name="P42">Primario , <text:span text:style-name="T15">Esencial.</text:span></text:p>
          </table:table-cell>
        </table:table-row>
        <table:table-row>
          <table:table-cell table:style-name="Tabla3.A2" office:value-type="string">
            <text:p text:style-name="P60">Descripción</text:p>
            <text:p text:style-name="P60"/>
            <text:p text:style-name="P60"/>
            <text:p text:style-name="P60"/>
            <text:p text:style-name="P60"/>
          </table:table-cell>
          <table:table-cell table:style-name="Tabla3.B2" office:value-type="string">
            <text:p text:style-name="P42">El usuario ingresa a la plataforma web que constituye el repositorio de música donde el usuario tiene la opción de ingresar sus datos para poder registrarse como <text:s/>miembro de la plataforma.</text:p>
          </table:table-cell>
        </table:table-row>
        <table:table-row>
          <table:table-cell table:style-name="Tabla3.A2" office:value-type="string">
            <text:p text:style-name="P11">Curso Normal</text:p>
          </table:table-cell>
          <table:table-cell table:style-name="Tabla3.B2" office:value-type="string">
            <text:list xml:id="list1222323880" text:style-name="L1">
              <text:list-item>
                <text:p text:style-name="P90">El usuario ingresa a la <text:span text:style-name="T7">dirección</text:span> de la pagina web.</text:p>
              </text:list-item>
              <text:list-item>
                <text:p text:style-name="P98">El sistema <text:span text:style-name="T15">despliega</text:span> un formulario &lt;include&gt; CDU 003 Desplegar Formulario.</text:p>
              </text:list-item>
              <text:list-item>
                <text:p text:style-name="P99">El sistema valida al nuevo usuario y extiende comportamiento del CSU 004 Almacenar <text:span text:style-name="T15">información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34">Curso Alterno</text:p>
          </table:table-cell>
          <table:table-cell table:style-name="Tabla3.B2" office:value-type="string">
            <text:p text:style-name="P42"/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2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8">Nombre</text:p>
          </table:table-cell>
          <table:table-cell table:style-name="Tabla4.B1" office:value-type="string">
            <text:p text:style-name="P43">CDU 00<text:span text:style-name="T5">2</text:span> <text:s/>- <text:s/><text:span text:style-name="T5">Desplegar Formulario</text:span></text:p>
          </table:table-cell>
        </table:table-row>
        <table:table-row>
          <table:table-cell table:style-name="Tabla4.A2" office:value-type="string">
            <text:p text:style-name="P4">Actores:</text:p>
          </table:table-cell>
          <table:table-cell table:style-name="Tabla4.B2" office:value-type="string">
            <text:p text:style-name="P43">Usuario</text:p>
          </table:table-cell>
        </table:table-row>
        <table:table-row>
          <table:table-cell table:style-name="Tabla4.A2" office:value-type="string">
            <text:p text:style-name="P20">Tipo</text:p>
          </table:table-cell>
          <table:table-cell table:style-name="Tabla4.B2" office:value-type="string">
            <text:p text:style-name="P43">Primario , <text:span text:style-name="T15">Esencial.</text:span></text:p>
          </table:table-cell>
        </table:table-row>
        <table:table-row>
          <table:table-cell table:style-name="Tabla4.A2" office:value-type="string">
            <text:p text:style-name="P62">Descripción</text:p>
            <text:p text:style-name="P62"/>
            <text:p text:style-name="P62"/>
            <text:p text:style-name="P62"/>
            <text:p text:style-name="P62"/>
          </table:table-cell>
          <table:table-cell table:style-name="Tabla4.B2" office:value-type="string">
            <text:p text:style-name="P10">La plataforma web regresa como respuesta un formulario con los datos importantes para crear una cuenta.</text:p>
          </table:table-cell>
        </table:table-row>
        <table:table-row>
          <table:table-cell table:style-name="Tabla4.A2" office:value-type="string">
            <text:p text:style-name="P12">Curso Normal</text:p>
          </table:table-cell>
          <table:table-cell table:style-name="Tabla4.B2" office:value-type="string">
            <text:list xml:id="list1668436586" text:style-name="L2">
              <text:list-item>
                <text:p text:style-name="P91">El usuario ingresa <text:span text:style-name="T6">su nombre en el recuadro de nombre.</text:span></text:p>
              </text:list-item>
              <text:list-item>
                <text:p text:style-name="P164">El usuario ingresa su contrase<text:span text:style-name="T1">ña </text:span><text:span text:style-name="T3">y valida dicha contraseña.</text:span></text:p>
              </text:list-item>
            </text:list>
            <text:p text:style-name="P100"/>
          </table:table-cell>
        </table:table-row>
        <table:table-row>
          <table:table-cell table:style-name="Tabla4.A2" office:value-type="string">
            <text:p text:style-name="P35">Curso Alterno</text:p>
          </table:table-cell>
          <table:table-cell table:style-name="Tabla4.B2" office:value-type="string">
            <text:p text:style-name="P49">Linea 2 </text:p>
            <text:p text:style-name="P49"/>
            <text:p text:style-name="P49">2.1 Si las contraseñar no coinciden el sistema deplegara mensaje . <text:s text:c="2"/></text:p>
            <text:p text:style-name="P49"/>
          </table:table-cell>
        </table:table-row>
      </table:table>
      <text:p text:style-name="P73"/>
      <text:p text:style-name="P73"/>
      <text:p text:style-name="P73"/>
      <text:p text:style-name="P73"/>
      <text:p text:style-name="P7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Nombre</text:p>
          </table:table-cell>
          <table:table-cell table:style-name="Tabla5.B1" office:value-type="string">
            <text:p text:style-name="P44">CDU 00<text:span text:style-name="T8">4</text:span> <text:s/>- <text:s/><text:span text:style-name="T8">Almacenar Información</text:span></text:p>
          </table:table-cell>
        </table:table-row>
        <table:table-row>
          <table:table-cell table:style-name="Tabla5.A2" office:value-type="string">
            <text:p text:style-name="P5">Actores:</text:p>
          </table:table-cell>
          <table:table-cell table:style-name="Tabla5.B2" office:value-type="string">
            <text:p text:style-name="P44">Usuario</text:p>
          </table:table-cell>
        </table:table-row>
        <table:table-row>
          <table:table-cell table:style-name="Tabla5.A2" office:value-type="string">
            <text:p text:style-name="P21">Tipo</text:p>
          </table:table-cell>
          <table:table-cell table:style-name="Tabla5.B2" office:value-type="string">
            <text:p text:style-name="P44">Primario , <text:span text:style-name="T15">Esencial.</text:span></text:p>
          </table:table-cell>
        </table:table-row>
        <table:table-row>
          <table:table-cell table:style-name="Tabla5.A2" office:value-type="string">
            <text:p text:style-name="P63">Descripción</text:p>
            <text:p text:style-name="P63"/>
            <text:p text:style-name="P63"/>
            <text:p text:style-name="P63"/>
            <text:p text:style-name="P63"/>
          </table:table-cell>
          <table:table-cell table:style-name="Tabla5.B2" office:value-type="string">
            <text:p text:style-name="P53">La plataforma web obtiene todos los datos que se hallan ingresado en cualquier formulario. </text:p>
          </table:table-cell>
        </table:table-row>
        <table:table-row>
          <table:table-cell table:style-name="Tabla5.A2" office:value-type="string">
            <text:p text:style-name="P13">Curso Normal</text:p>
          </table:table-cell>
          <table:table-cell table:style-name="Tabla5.B2" office:value-type="string">
            <text:list xml:id="list213932053" text:style-name="L3">
              <text:list-item>
                <text:p text:style-name="P92">El usuario ingresa <text:span text:style-name="T6">su</text:span><text:span text:style-name="T8">s datos en distintos formularios que sean necesarios.</text:span></text:p>
              </text:list-item>
              <text:list-item>
                <text:p text:style-name="P101">El sistema abre la coneccion de la base de datos con la aplicación.</text:p>
              </text:list-item>
              <text:list-item>
                <text:p text:style-name="P101">Al obtener la conexión los dos dispositivos inician el almacenamiento en la tabla correspondiente.</text:p>
              </text:list-item>
            </text:list>
          </table:table-cell>
        </table:table-row>
        <table:table-row>
          <table:table-cell table:style-name="Tabla5.A2" office:value-type="string">
            <text:p text:style-name="P36">Curso Alterno</text:p>
          </table:table-cell>
          <table:table-cell table:style-name="Tabla5.B2" office:value-type="string">
            <text:p text:style-name="P50">Linea 2 </text:p>
            <text:p text:style-name="P50"/>
            <text:p text:style-name="P50">2.1 Si <text:span text:style-name="T9">la aplicación web <text:s text:c="2"/>falla con la conexión se deplegara una cuadro de dialogo con el error encontrado.</text:span></text:p>
            <text:p text:style-name="P55">2.2 Y reanudara los datos necesarios.</text:p>
            <text:p text:style-name="P50"/>
          </table:table-cell>
        </table:table-row>
      </table:table>
      <text:p text:style-name="P74"/>
      <text:p text:style-name="P74"/>
      <text:p text:style-name="P75"><text:soft-page-break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">Nombre</text:p>
          </table:table-cell>
          <table:table-cell table:style-name="Tabla6.B1" office:value-type="string">
            <text:p text:style-name="P45">CDU 00<text:span text:style-name="T9">5 </text:span><text:s text:c="2"/>- <text:s/><text:span text:style-name="T8">Almacenar Información</text:span></text:p>
          </table:table-cell>
        </table:table-row>
        <table:table-row>
          <table:table-cell table:style-name="Tabla6.A2" office:value-type="string">
            <text:p text:style-name="P6">Actores:</text:p>
          </table:table-cell>
          <table:table-cell table:style-name="Tabla6.B2" office:value-type="string">
            <text:p text:style-name="P45">Usuario</text:p>
          </table:table-cell>
        </table:table-row>
        <table:table-row>
          <table:table-cell table:style-name="Tabla6.A2" office:value-type="string">
            <text:p text:style-name="P22">Tipo</text:p>
          </table:table-cell>
          <table:table-cell table:style-name="Tabla6.B2" office:value-type="string">
            <text:p text:style-name="P45">Primario , <text:span text:style-name="T15">Esencial.</text:span></text:p>
          </table:table-cell>
        </table:table-row>
        <table:table-row>
          <table:table-cell table:style-name="Tabla6.A2" office:value-type="string">
            <text:p text:style-name="P64">Descripción</text:p>
            <text:p text:style-name="P64"/>
            <text:p text:style-name="P64"/>
            <text:p text:style-name="P64"/>
            <text:p text:style-name="P64"/>
          </table:table-cell>
          <table:table-cell table:style-name="Tabla6.B2" office:value-type="string">
            <text:p text:style-name="P54">La plataforma web obtiene todos los datos que se hallan ingresado en cualquier formulario. </text:p>
          </table:table-cell>
        </table:table-row>
        <table:table-row>
          <table:table-cell table:style-name="Tabla6.A2" office:value-type="string">
            <text:p text:style-name="P14">Curso Normal</text:p>
          </table:table-cell>
          <table:table-cell table:style-name="Tabla6.B2" office:value-type="string">
            <text:list xml:id="list71326418712292" text:continue-numbering="true" text:style-name="L3">
              <text:list-item>
                <text:p text:style-name="P93">El usuario ingresa <text:span text:style-name="T6">su</text:span><text:span text:style-name="T8">s datos en distintos formularios que sean necesarios.</text:span></text:p>
              </text:list-item>
              <text:list-item>
                <text:p text:style-name="P102">El sistema abre la coneccion de la base de datos con la aplicación.</text:p>
              </text:list-item>
              <text:list-item>
                <text:p text:style-name="P102">Al obtener la conexión los dos dispositivos inician el almacenamiento en la tabla correspondiente.</text:p>
              </text:list-item>
            </text:list>
          </table:table-cell>
        </table:table-row>
        <table:table-row>
          <table:table-cell table:style-name="Tabla6.A2" office:value-type="string">
            <text:p text:style-name="P37">Curso Alterno</text:p>
          </table:table-cell>
          <table:table-cell table:style-name="Tabla6.B2" office:value-type="string">
            <text:p text:style-name="P51">Linea 2 </text:p>
            <text:p text:style-name="P51"/>
            <text:p text:style-name="P51">2.1 Si <text:span text:style-name="T9">la aplicación web <text:s text:c="2"/>falla con la conexión se desplegara una cuadro de dialogo con el error encontrado.</text:span></text:p>
            <text:p text:style-name="P55">2.2 <text:s/><text:span text:style-name="T10">R</text:span>eanudara los datos necesarios <text:span text:style-name="T10">del formulario para una nueva entrada</text:span>.</text:p>
            <text:p text:style-name="P51"/>
          </table:table-cell>
        </table:table-row>
      </table:table>
      <text:p text:style-name="P75"/>
      <text:p text:style-name="P75"/>
      <text:p text:style-name="P7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1">Nombre</text:p>
          </table:table-cell>
          <table:table-cell table:style-name="Tabla7.B1" office:value-type="string">
            <text:p text:style-name="P46">CDU 00<text:span text:style-name="T10">7 – Crear Lista de Reproducción</text:span></text:p>
          </table:table-cell>
        </table:table-row>
        <table:table-row>
          <table:table-cell table:style-name="Tabla7.A2" office:value-type="string">
            <text:p text:style-name="P7">Actores:</text:p>
          </table:table-cell>
          <table:table-cell table:style-name="Tabla7.B2" office:value-type="string">
            <text:p text:style-name="P46">Usuario</text:p>
          </table:table-cell>
        </table:table-row>
        <table:table-row>
          <table:table-cell table:style-name="Tabla7.A2" office:value-type="string">
            <text:p text:style-name="P23">Tipo</text:p>
          </table:table-cell>
          <table:table-cell table:style-name="Tabla7.B2" office:value-type="string">
            <text:p text:style-name="P46">Primario , Escencial.</text:p>
          </table:table-cell>
        </table:table-row>
        <table:table-row>
          <table:table-cell table:style-name="Tabla7.A2" office:value-type="string">
            <text:p text:style-name="P65">Descripción</text:p>
            <text:p text:style-name="P65"/>
            <text:p text:style-name="P65"/>
            <text:p text:style-name="P65"/>
            <text:p text:style-name="P65"/>
          </table:table-cell>
          <table:table-cell table:style-name="Tabla7.B2" office:value-type="string">
            <text:p text:style-name="P56">El usuario selecciona la opción Crear Lista de Reproducción y agrega canciones a su lista de reproducción de distintos artistas disponibles.</text:p>
          </table:table-cell>
        </table:table-row>
        <table:table-row>
          <table:table-cell table:style-name="Tabla7.A2" office:value-type="string">
            <text:p text:style-name="P15">Curso Normal</text:p>
          </table:table-cell>
          <table:table-cell table:style-name="Tabla7.B2" office:value-type="string">
            <text:list xml:id="list305151770" text:style-name="L4">
              <text:list-item>
                <text:p text:style-name="P94">El <text:span text:style-name="T11">usuario ingresa a la opción Crear nueva lista de Reproducción.</text:span></text:p>
              </text:list-item>
              <text:list-item>
                <text:p text:style-name="P103">El usuario ingresa un nombre para su lista de reproducción.</text:p>
              </text:list-item>
              <text:list-item>
                <text:p text:style-name="P103">El usuario selecciona canciones que le gusten dentro de la pagina web.</text:p>
              </text:list-item>
              <text:list-item>
                <text:p text:style-name="P103">Confirma la lista de reproduccion entonces extiende del CDU-005.</text:p>
              </text:list-item>
            </text:list>
            <text:p text:style-name="P56"/>
          </table:table-cell>
        </table:table-row>
        <table:table-row>
          <table:table-cell table:style-name="Tabla7.A2" office:value-type="string">
            <text:p text:style-name="P38">Curso Alterno</text:p>
          </table:table-cell>
          <table:table-cell table:style-name="Tabla7.B2" office:value-type="string">
            <text:p text:style-name="P52"/>
          </table:table-cell>
        </table:table-row>
      </table:table>
      <text:p text:style-name="P76"/>
      <text:p text:style-name="P76"/>
      <text:p text:style-name="P77"><text:soft-page-break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2">Nombre</text:p>
          </table:table-cell>
          <table:table-cell table:style-name="Tabla8.B1" office:value-type="string">
            <text:p text:style-name="P47">CDU 00<text:span text:style-name="T12">8 – Crear Artista</text:span></text:p>
          </table:table-cell>
        </table:table-row>
        <table:table-row>
          <table:table-cell table:style-name="Tabla8.A2" office:value-type="string">
            <text:p text:style-name="P8">Actores:</text:p>
          </table:table-cell>
          <table:table-cell table:style-name="Tabla8.B2" office:value-type="string">
            <text:p text:style-name="P47">Usuario</text:p>
          </table:table-cell>
        </table:table-row>
        <table:table-row>
          <table:table-cell table:style-name="Tabla8.A2" office:value-type="string">
            <text:p text:style-name="P24">Tipo</text:p>
          </table:table-cell>
          <table:table-cell table:style-name="Tabla8.B2" office:value-type="string">
            <text:p text:style-name="P47">Primario , <text:span text:style-name="T15">Esencial.</text:span></text:p>
          </table:table-cell>
        </table:table-row>
        <table:table-row>
          <table:table-cell table:style-name="Tabla8.A2" office:value-type="string">
            <text:p text:style-name="P66">Descripción</text:p>
            <text:p text:style-name="P66"/>
            <text:p text:style-name="P66"/>
            <text:p text:style-name="P66"/>
            <text:p text:style-name="P66"/>
          </table:table-cell>
          <table:table-cell table:style-name="Tabla8.B2" office:value-type="string">
            <text:p text:style-name="P56">El usuario selecciona la opción Crear <text:span text:style-name="T12">artista con lo que se añade una nueva funcionalidad para su cuenta para poder agregar albumes o canciones como un artista independiente.</text:span></text:p>
          </table:table-cell>
        </table:table-row>
        <table:table-row>
          <table:table-cell table:style-name="Tabla8.A2" office:value-type="string">
            <text:p text:style-name="P16">Curso Normal</text:p>
          </table:table-cell>
          <table:table-cell table:style-name="Tabla8.B2" office:value-type="string">
            <text:list xml:id="list3244984833" text:style-name="L5">
              <text:list-item>
                <text:p text:style-name="P95">El <text:span text:style-name="T11">usuario ingresa a la opción Crear Artista.</text:span></text:p>
              </text:list-item>
              <text:list-item>
                <text:p text:style-name="P104">El usuario ingresa <text:span text:style-name="T12">sus datos necesarios para crear su artista.</text:span></text:p>
                <text:p text:style-name="P104"/>
              </text:list-item>
            </text:list>
            <text:p text:style-name="P56"/>
          </table:table-cell>
        </table:table-row>
        <table:table-row>
          <table:table-cell table:style-name="Tabla8.A2" office:value-type="string">
            <text:p text:style-name="P39">Curso Alterno</text:p>
          </table:table-cell>
          <table:table-cell table:style-name="Tabla8.B2" office:value-type="string">
            <text:p text:style-name="P58">Linea 2</text:p>
            <text:p text:style-name="P58"/>
            <text:p text:style-name="P58">2.1 Si el usuario no ingresa todos los campos necesarios se desplegara un cuadro de dialogo que diga que hacen falta datos necesario para ingresar su nuevo artista.</text:p>
          </table:table-cell>
        </table:table-row>
      </table:table>
      <text:p text:style-name="P77"/>
      <text:p text:style-name="P77"/>
      <text:p text:style-name="P7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3">Nombre</text:p>
          </table:table-cell>
          <table:table-cell table:style-name="Tabla9.B1" office:value-type="string">
            <text:p text:style-name="P48">CDU 00<text:span text:style-name="T13">9 – Buscar Música</text:span></text:p>
          </table:table-cell>
        </table:table-row>
        <table:table-row>
          <table:table-cell table:style-name="Tabla9.A2" office:value-type="string">
            <text:p text:style-name="P9">Actores:</text:p>
          </table:table-cell>
          <table:table-cell table:style-name="Tabla9.B2" office:value-type="string">
            <text:p text:style-name="P48">Usuario, <text:span text:style-name="T14">Administrador</text:span></text:p>
          </table:table-cell>
        </table:table-row>
        <table:table-row>
          <table:table-cell table:style-name="Tabla9.A2" office:value-type="string">
            <text:p text:style-name="P25">Tipo</text:p>
          </table:table-cell>
          <table:table-cell table:style-name="Tabla9.B2" office:value-type="string">
            <text:p text:style-name="P48">Primario , <text:span text:style-name="T15">Esencial.</text:span></text:p>
          </table:table-cell>
        </table:table-row>
        <table:table-row>
          <table:table-cell table:style-name="Tabla9.A2" office:value-type="string">
            <text:p text:style-name="P67">Descripción</text:p>
            <text:p text:style-name="P67"/>
            <text:p text:style-name="P67"/>
            <text:p text:style-name="P67"/>
            <text:p text:style-name="P67"/>
          </table:table-cell>
          <table:table-cell table:style-name="Tabla9.B2" office:value-type="string">
            <text:p text:style-name="P57">El usuario selecciona la opción <text:s/><text:span text:style-name="T13">Buscar Música para hacer una búsqueda respecto a las música de su preferencia.</text:span></text:p>
          </table:table-cell>
        </table:table-row>
        <table:table-row>
          <table:table-cell table:style-name="Tabla9.A2" office:value-type="string">
            <text:p text:style-name="P17">Curso Normal</text:p>
          </table:table-cell>
          <table:table-cell table:style-name="Tabla9.B2" office:value-type="string">
            <text:list xml:id="list2639812509" text:style-name="L6">
              <text:list-item>
                <text:p text:style-name="P96">E<text:span text:style-name="T13">l usuario ingresa al sitio.</text:span></text:p>
              </text:list-item>
              <text:list-item>
                <text:p text:style-name="P106">El usua<text:span text:style-name="T13">rio registra la opcion Buscar Música.</text:span></text:p>
              </text:list-item>
              <text:list-item>
                <text:p text:style-name="P111">Ingresa los filtros necesarios respecto a la <text:span text:style-name="T15">búsqueda</text:span> que se <text:span text:style-name="T15">realiza</text:span>.</text:p>
              </text:list-item>
              <text:list-item>
                <text:p text:style-name="P111">El us<text:span text:style-name="T14">uario </text:span>agrega la <text:span text:style-name="T15">música</text:span> a sus Lista de <text:span text:style-name="T15">Reproducción</text:span> o la escucha .</text:p>
              </text:list-item>
            </text:list>
            <text:list xml:id="list71326634223696" text:continue-list="list3244984833" text:style-name="L5">
              <text:list-header>
                <text:p text:style-name="P105"/>
              </text:list-header>
            </text:list>
            <text:p text:style-name="P57"/>
          </table:table-cell>
        </table:table-row>
        <table:table-row>
          <table:table-cell table:style-name="Tabla9.A2" office:value-type="string">
            <text:p text:style-name="P40">Curso Alterno</text:p>
          </table:table-cell>
          <table:table-cell table:style-name="Tabla9.B2" office:value-type="string">
            <text:p text:style-name="P59"/>
          </table:table-cell>
        </table:table-row>
      </table:table>
      <text:p text:style-name="P78"/>
      <text:p text:style-name="P78"/>
      <text:p text:style-name="P78"/>
      <text:p text:style-name="P78"/>
      <text:p text:style-name="P78"/>
      <table:table table:name="Tabla10" table:style-name="Tabla10">
        <table:table-column table:style-name="Tabla10.A"/>
        <table:table-column table:style-name="Tabla10.B"/>
        <text:soft-page-break/>
        <table:table-row table:style-name="Tabla10.1">
          <table:table-cell table:style-name="Tabla10.A1" office:value-type="string">
            <text:p text:style-name="P33">Nombre</text:p>
          </table:table-cell>
          <table:table-cell table:style-name="Tabla10.B1" office:value-type="string">
            <text:p text:style-name="P48">CDU 0<text:span text:style-name="T14">10 - Explorar</text:span></text:p>
          </table:table-cell>
        </table:table-row>
        <table:table-row>
          <table:table-cell table:style-name="Tabla10.A2" office:value-type="string">
            <text:p text:style-name="P9">Actores:</text:p>
          </table:table-cell>
          <table:table-cell table:style-name="Tabla10.B2" office:value-type="string">
            <text:p text:style-name="P48">Usuario</text:p>
          </table:table-cell>
        </table:table-row>
        <table:table-row>
          <table:table-cell table:style-name="Tabla10.A2" office:value-type="string">
            <text:p text:style-name="P25">Tipo</text:p>
          </table:table-cell>
          <table:table-cell table:style-name="Tabla10.B2" office:value-type="string">
            <text:p text:style-name="P48">Primario , <text:span text:style-name="T15">Esencial.</text:span></text:p>
          </table:table-cell>
        </table:table-row>
        <table:table-row>
          <table:table-cell table:style-name="Tabla10.A2" office:value-type="string">
            <text:p text:style-name="P67">Descripción</text:p>
            <text:p text:style-name="P67"/>
            <text:p text:style-name="P67"/>
            <text:p text:style-name="P67"/>
            <text:p text:style-name="P137"/>
          </table:table-cell>
          <table:table-cell table:style-name="Tabla10.B2" office:value-type="string">
            <text:p text:style-name="P114">EL caso de uso explorar define las corrientes musicales mas escuchadas definidas por Listas de <text:span text:style-name="T15">Reproducción</text:span> y <text:span text:style-name="T15">Géneros.</text:span></text:p>
          </table:table-cell>
        </table:table-row>
        <table:table-row>
          <table:table-cell table:style-name="Tabla10.A2" office:value-type="string">
            <text:p text:style-name="P17">Curso Normal</text:p>
          </table:table-cell>
          <table:table-cell table:style-name="Tabla10.B2" office:value-type="string">
            <text:list xml:id="list2773342381" text:style-name="L7">
              <text:list-item>
                <text:p text:style-name="P97">E<text:span text:style-name="T13">l usuario ingresa al sitio.</text:span></text:p>
              </text:list-item>
              <text:list-item>
                <text:p text:style-name="P107">El usua<text:span text:style-name="T13">rio registra presiona el boton de Explorar.</text:span></text:p>
              </text:list-item>
              <text:list-item>
                <text:p text:style-name="P112"><text:span text:style-name="T14">El sistema despliega los menus de <text:s/>CDU 011 Desplegar Generos y CDU 012 Mostrar Listas de reproduccion.</text:span></text:p>
                <text:p text:style-name="P112"/>
              </text:list-item>
            </text:list>
            <text:list xml:id="list3216222131" text:style-name="L8">
              <text:list-header>
                <text:p text:style-name="P108"/>
              </text:list-header>
            </text:list>
            <text:p text:style-name="P57"/>
          </table:table-cell>
        </table:table-row>
        <table:table-row>
          <table:table-cell table:style-name="Tabla10.A2" office:value-type="string">
            <text:p text:style-name="P40">Curso Alterno</text:p>
          </table:table-cell>
          <table:table-cell table:style-name="Tabla10.B2" office:value-type="string">
            <text:p text:style-name="P114">Linea 3</text:p>
            <text:p text:style-name="P114"/>
            <text:p text:style-name="P114">3.1 En caso de que <text:s/>el sistema aun no tenga definido canciones para los géneros o Listas de reproducción este informara de la carencia de información.</text:p>
          </table:table-cell>
        </table:table-row>
      </table:table>
      <text:p text:style-name="P78"/>
      <text:p text:style-name="P78"/>
      <text:p text:style-name="P80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66">Nombre</text:p>
          </table:table-cell>
          <table:table-cell table:style-name="Tabla11.B1" office:value-type="string">
            <text:p text:style-name="P115">CDU 0<text:span text:style-name="T14">11 - Desplegar Géneros</text:span></text:p>
          </table:table-cell>
        </table:table-row>
        <table:table-row>
          <table:table-cell table:style-name="Tabla11.A2" office:value-type="string">
            <text:p text:style-name="P169">Actores:</text:p>
          </table:table-cell>
          <table:table-cell table:style-name="Tabla11.B2" office:value-type="string">
            <text:p text:style-name="P122">Usuario</text:p>
          </table:table-cell>
        </table:table-row>
        <table:table-row>
          <table:table-cell table:style-name="Tabla11.A2" office:value-type="string">
            <text:p text:style-name="P167">Tipo</text:p>
          </table:table-cell>
          <table:table-cell table:style-name="Tabla11.B2" office:value-type="string">
            <text:p text:style-name="P115"><text:span text:style-name="T14">Secundario</text:span> , <text:span text:style-name="T15">Esencial.</text:span></text:p>
          </table:table-cell>
        </table:table-row>
        <table:table-row>
          <table:table-cell table:style-name="Tabla11.A2" office:value-type="string">
            <text:p text:style-name="P143">Descripción</text:p>
            <text:p text:style-name="P143"/>
            <text:p text:style-name="P143"/>
            <text:p text:style-name="P143"/>
            <text:p text:style-name="P137"/>
          </table:table-cell>
          <table:table-cell table:style-name="Tabla11.B2" office:value-type="string">
            <text:p text:style-name="P122">Devolverá una lista con los géneros mas populares .</text:p>
          </table:table-cell>
        </table:table-row>
        <table:table-row>
          <table:table-cell table:style-name="Tabla11.A2" office:value-type="string">
            <text:p text:style-name="P168">Curso Normal</text:p>
          </table:table-cell>
          <table:table-cell table:style-name="Tabla11.B2" office:value-type="string">
            <text:list xml:id="list2725716692" text:style-name="L10">
              <text:list-item>
                <text:p text:style-name="P123">El usuario selecciona el boton desplegar <text:span text:style-name="T15">géneros.</text:span></text:p>
              </text:list-item>
              <text:list-item>
                <text:p text:style-name="P123">Luego se <text:span text:style-name="T15">tendrá</text:span> en pantalla un catalogo de los <text:span text:style-name="T15">géneros</text:span> <text:s/>actuales .</text:p>
              </text:list-item>
            </text:list>
            <text:list xml:id="list71327232921746" text:continue-list="list2773342381" text:style-name="L7">
              <text:list-header>
                <text:p text:style-name="P113"/>
              </text:list-header>
            </text:list>
            <text:list xml:id="list3137464605" text:style-name="L9">
              <text:list-header>
                <text:p text:style-name="P109"/>
              </text:list-header>
            </text:list>
            <text:p text:style-name="P110"/>
          </table:table-cell>
        </table:table-row>
        <table:table-row>
          <table:table-cell table:style-name="Tabla11.A2" office:value-type="string">
            <text:p text:style-name="P165">Curso Alterno</text:p>
          </table:table-cell>
          <table:table-cell table:style-name="Tabla11.B2" office:value-type="string">
            <text:p text:style-name="P114"/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59">Nombre</text:p>
          </table:table-cell>
          <table:table-cell table:style-name="Tabla12.B1" office:value-type="string">
            <text:p text:style-name="P116">CDU 0<text:span text:style-name="T14">12 <text:s/>- Mostrar Lista de reproducción</text:span></text:p>
          </table:table-cell>
        </table:table-row>
        <table:table-row>
          <table:table-cell table:style-name="Tabla12.A2" office:value-type="string">
            <text:p text:style-name="P144">Actores:</text:p>
          </table:table-cell>
          <table:table-cell table:style-name="Tabla12.B2" office:value-type="string">
            <text:p text:style-name="P124">Usuario</text:p>
          </table:table-cell>
        </table:table-row>
        <table:table-row>
          <table:table-cell table:style-name="Tabla12.A2" office:value-type="string">
            <text:p text:style-name="P144">Tipo</text:p>
          </table:table-cell>
          <table:table-cell table:style-name="Tabla12.B2" office:value-type="string">
            <text:p text:style-name="P116"><text:span text:style-name="T14">Secundario</text:span> , <text:span text:style-name="T15">Esencial.</text:span></text:p>
          </table:table-cell>
        </table:table-row>
        <table:table-row>
          <table:table-cell table:style-name="Tabla12.A2" office:value-type="string">
            <text:p text:style-name="P144">Descripción</text:p>
            <text:p text:style-name="P144"/>
            <text:p text:style-name="P144"/>
            <text:p text:style-name="P144"/>
            <text:p text:style-name="P138"/>
          </table:table-cell>
          <table:table-cell table:style-name="Tabla12.B2" office:value-type="string">
            <text:p text:style-name="P124">Devolverá <text:span text:style-name="T15">las <text:s/>listas <text:s/>de reproducción <text:s/>que los usuarios han creado actualmente</text:span>.</text:p>
          </table:table-cell>
        </table:table-row>
        <table:table-row>
          <table:table-cell table:style-name="Tabla12.A2" office:value-type="string">
            <text:p text:style-name="P149">Curso Normal</text:p>
          </table:table-cell>
          <table:table-cell table:style-name="Tabla12.B2" office:value-type="string">
            <text:list xml:id="list1749959016" text:style-name="L15">
              <text:list-item>
                <text:p text:style-name="P170"><text:span text:style-name="T17">El usuario selecciona el boton </text:span><text:span text:style-name="T19">para desplegar Listas de Reproduccion</text:span><text:span text:style-name="T18">.</text:span></text:p>
              </text:list-item>
              <text:list-item>
                <text:p text:style-name="P170"><text:span text:style-name="T17">Luego </text:span><text:span text:style-name="T19">devolvera las Listas de Reproduccion que los usuarios han creado</text:span><text:span text:style-name="T17">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54">Curso Alterno</text:p>
          </table:table-cell>
          <table:table-cell table:style-name="Tabla12.B2" office:value-type="string">
            <text:p text:style-name="P125">Linea 2</text:p>
            <text:p text:style-name="P125"/>
            <text:p text:style-name="P125">2.1 Si no existe ninguna lista creada el sistema notificara antes de ingresar a este apartado.</text:p>
          </table:table-cell>
        </table:table-row>
      </table:table>
      <text:p text:style-name="P84"/>
      <text:p text:style-name="P84"/>
      <text:p text:style-name="P84"/>
      <text:p text:style-name="P85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60">Nombre</text:p>
          </table:table-cell>
          <table:table-cell table:style-name="Tabla13.B1" office:value-type="string">
            <text:p text:style-name="P118">CDU 0<text:span text:style-name="T25">13 <text:s/>- Administrar mi Información</text:span></text:p>
          </table:table-cell>
        </table:table-row>
        <table:table-row>
          <table:table-cell table:style-name="Tabla13.A2" office:value-type="string">
            <text:p text:style-name="P145">Actores:</text:p>
          </table:table-cell>
          <table:table-cell table:style-name="Tabla13.B2" office:value-type="string">
            <text:p text:style-name="P130">Artista</text:p>
          </table:table-cell>
        </table:table-row>
        <table:table-row>
          <table:table-cell table:style-name="Tabla13.A2" office:value-type="string">
            <text:p text:style-name="P145">Tipo</text:p>
          </table:table-cell>
          <table:table-cell table:style-name="Tabla13.B2" office:value-type="string">
            <text:p text:style-name="P118"><text:span text:style-name="T14">Secundario</text:span> , <text:span text:style-name="T15">Esencial.</text:span></text:p>
          </table:table-cell>
        </table:table-row>
        <table:table-row>
          <table:table-cell table:style-name="Tabla13.A2" office:value-type="string">
            <text:p text:style-name="P145">Descripción</text:p>
            <text:p text:style-name="P145"/>
            <text:p text:style-name="P145"/>
            <text:p text:style-name="P145"/>
            <text:p text:style-name="P139"/>
          </table:table-cell>
          <table:table-cell table:style-name="Tabla13.B2" office:value-type="string">
            <text:p text:style-name="P130">El caso de uso define el comportamiento del sistema ante el cambio de información personal del artista.</text:p>
          </table:table-cell>
        </table:table-row>
        <table:table-row>
          <table:table-cell table:style-name="Tabla13.A2" office:value-type="string">
            <text:p text:style-name="P150">Curso Normal</text:p>
          </table:table-cell>
          <table:table-cell table:style-name="Tabla13.B2" office:value-type="string">
            <text:list xml:id="list2578044105" text:style-name="L16">
              <text:list-item>
                <text:p text:style-name="P171"><text:span text:style-name="T17">E</text:span><text:span text:style-name="T20">l sistema despliega toda la información actual del artista.</text:span></text:p>
              </text:list-item>
              <text:list-item>
                <text:p text:style-name="P173"><text:span text:style-name="T16">El usuario puede modificar cada uno de los campos del <text:s/>formulario.</text:span></text:p>
              </text:list-item>
              <text:list-item>
                <text:p text:style-name="P173"><text:span text:style-name="T16">Luego el artista guardara esa información. </text:span></text:p>
              </text:list-item>
            </text:list>
          </table:table-cell>
        </table:table-row>
        <table:table-row>
          <table:table-cell table:style-name="Tabla13.A2" office:value-type="string">
            <text:p text:style-name="P155">Curso Alterno</text:p>
          </table:table-cell>
          <table:table-cell table:style-name="Tabla13.B2" office:value-type="string">
            <text:p text:style-name="P126">Linea <text:span text:style-name="T25">2</text:span></text:p>
            <text:p text:style-name="P126"/>
            <text:p text:style-name="P126">2.1 Si <text:span text:style-name="T25">alguno de los campos en el formulario esta vació el sistema notificara al usuario de tal manera que necesite ingresar toda la información requerida.</text:span></text:p>
          </table:table-cell>
        </table:table-row>
      </table:table>
      <text:p text:style-name="P85"/>
      <text:p text:style-name="P85"/>
      <text:p text:style-name="P85"/>
      <text:p text:style-name="P85"/>
      <text:p text:style-name="P86"><text:soft-page-break/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61">Nombre</text:p>
          </table:table-cell>
          <table:table-cell table:style-name="Tabla14.B1" office:value-type="string">
            <text:p text:style-name="P119">CDU 0<text:span text:style-name="T25">14 <text:s/>- Crear Album</text:span></text:p>
          </table:table-cell>
        </table:table-row>
        <table:table-row>
          <table:table-cell table:style-name="Tabla14.A2" office:value-type="string">
            <text:p text:style-name="P146">Actores:</text:p>
          </table:table-cell>
          <table:table-cell table:style-name="Tabla14.B2" office:value-type="string">
            <text:p text:style-name="P131">Artista</text:p>
          </table:table-cell>
        </table:table-row>
        <table:table-row>
          <table:table-cell table:style-name="Tabla14.A2" office:value-type="string">
            <text:p text:style-name="P146">Tipo</text:p>
          </table:table-cell>
          <table:table-cell table:style-name="Tabla14.B2" office:value-type="string">
            <text:p text:style-name="P119"><text:span text:style-name="T26">Primario</text:span> , <text:span text:style-name="T15">Esencial.</text:span></text:p>
          </table:table-cell>
        </table:table-row>
        <table:table-row>
          <table:table-cell table:style-name="Tabla14.A2" office:value-type="string">
            <text:p text:style-name="P146">Descripción</text:p>
            <text:p text:style-name="P146"/>
            <text:p text:style-name="P146"/>
            <text:p text:style-name="P146"/>
            <text:p text:style-name="P140"/>
          </table:table-cell>
          <table:table-cell table:style-name="Tabla14.B2" office:value-type="string">
            <text:p text:style-name="P133">Crear Album permitirá al Artista generar un album de sus canciones.</text:p>
          </table:table-cell>
        </table:table-row>
        <table:table-row>
          <table:table-cell table:style-name="Tabla14.A2" office:value-type="string">
            <text:p text:style-name="P151">Curso Normal</text:p>
          </table:table-cell>
          <table:table-cell table:style-name="Tabla14.B2" office:value-type="string">
            <text:list xml:id="list1872073894" text:style-name="L17">
              <text:list-item>
                <text:p text:style-name="P172"><text:span text:style-name="T21">El artista selecciona crear </text:span><text:span text:style-name="T22">Álbum</text:span><text:span text:style-name="T21"> .</text:span></text:p>
              </text:list-item>
            </text:list>
            <text:p text:style-name="P174"><text:span text:style-name="T16"/></text:p>
            <text:list xml:id="list71327716891879" text:continue-numbering="true" text:style-name="L17">
              <text:list-item>
                <text:p text:style-name="P172"><text:span text:style-name="T21">Un formulario con información necesaria para el Album se despliega en pantalla.</text:span></text:p>
              </text:list-item>
            </text:list>
            <text:p text:style-name="P174"><text:span text:style-name="T16"/></text:p>
            <text:list xml:id="list71326324335215" text:continue-numbering="true" text:style-name="L17">
              <text:list-item>
                <text:p text:style-name="P172"><text:span text:style-name="T21">El Artista ingresa toda la información.</text:span></text:p>
              </text:list-item>
            </text:list>
            <text:p text:style-name="P174"><text:span text:style-name="T16"/></text:p>
            <text:list xml:id="list71326944126064" text:continue-numbering="true" text:style-name="L17">
              <text:list-item>
                <text:p text:style-name="P172"><text:span text:style-name="T21">Luego de crear el </text:span><text:span text:style-name="T22">Álbum</text:span><text:span text:style-name="T21">, el caso de uso <text:s/></text:span><text:span text:style-name="T22">hace referencia </text:span><text:span text:style-name="T24">&lt;</text:span><text:span text:style-name="T21">include</text:span><text:span text:style-name="T24">&gt; </text:span><text:span text:style-name="T22">a </text:span><text:span text:style-name="T21">C</text:span><text:span text:style-name="T22">D</text:span><text:span text:style-name="T21">U 015 – Agregar Canción.</text:span><text:span text:style-name="T24"> </text:span></text:p>
              </text:list-item>
            </text:list>
            <text:p text:style-name="P174"><text:span text:style-name="T16"/></text:p>
            <text:p text:style-name="P174"/>
          </table:table-cell>
        </table:table-row>
        <table:table-row>
          <table:table-cell table:style-name="Tabla14.A2" office:value-type="string">
            <text:p text:style-name="P156">Curso Alterno</text:p>
          </table:table-cell>
          <table:table-cell table:style-name="Tabla14.B2" office:value-type="string">
            <text:p text:style-name="P127"/>
          </table:table-cell>
        </table:table-row>
      </table:table>
      <text:p text:style-name="P86"/>
      <text:p text:style-name="P86"/>
      <text:p text:style-name="P87"/>
      <text:p text:style-name="P89"/>
      <text:p text:style-name="P87"/>
      <text:p text:style-name="P87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62">Nombre</text:p>
          </table:table-cell>
          <table:table-cell table:style-name="Tabla16.B1" office:value-type="string">
            <text:p text:style-name="P120">CDU 0<text:span text:style-name="T27">15 <text:s/>- Agregar Canción</text:span></text:p>
          </table:table-cell>
        </table:table-row>
        <table:table-row>
          <table:table-cell table:style-name="Tabla16.A2" office:value-type="string">
            <text:p text:style-name="P147">Actores:</text:p>
          </table:table-cell>
          <table:table-cell table:style-name="Tabla16.B2" office:value-type="string">
            <text:p text:style-name="P132">Artista</text:p>
          </table:table-cell>
        </table:table-row>
        <table:table-row>
          <table:table-cell table:style-name="Tabla16.A2" office:value-type="string">
            <text:p text:style-name="P147">Tipo</text:p>
          </table:table-cell>
          <table:table-cell table:style-name="Tabla16.B2" office:value-type="string">
            <text:p text:style-name="P120"><text:span text:style-name="T26">Primario</text:span> , <text:span text:style-name="T15">Esencial.</text:span></text:p>
          </table:table-cell>
        </table:table-row>
        <table:table-row>
          <table:table-cell table:style-name="Tabla16.A2" office:value-type="string">
            <text:p text:style-name="P147">Descripción</text:p>
            <text:p text:style-name="P147"/>
            <text:p text:style-name="P147"/>
            <text:p text:style-name="P147"/>
            <text:p text:style-name="P141"/>
          </table:table-cell>
          <table:table-cell table:style-name="Tabla16.B2" office:value-type="string">
            <text:p text:style-name="P134">El usuario tendrá la posibilidad de agregar las canciones que quiera a un álbum.</text:p>
          </table:table-cell>
        </table:table-row>
        <table:table-row>
          <table:table-cell table:style-name="Tabla16.A2" office:value-type="string">
            <text:p text:style-name="P152">Curso Normal</text:p>
          </table:table-cell>
          <table:table-cell table:style-name="Tabla16.B2" office:value-type="string">
            <text:list xml:id="list3763080267" text:style-name="L18">
              <text:list-item>
                <text:p text:style-name="P179"><text:span text:style-name="T16">El usuario agrega canción a un Álbum.</text:span></text:p>
                <text:p text:style-name="P179"><text:span text:style-name="T16"/></text:p>
              </text:list-item>
              <text:list-item>
                <text:p text:style-name="P179"><text:span text:style-name="T16">Ingresa todos los datos necesario para validar el formulario.</text:span></text:p>
                <text:p text:style-name="P175"/>
              </text:list-item>
            </text:list>
          </table:table-cell>
        </table:table-row>
        <table:table-row>
          <table:table-cell table:style-name="Tabla16.A2" office:value-type="string">
            <text:p text:style-name="P157">Curso Alterno</text:p>
          </table:table-cell>
          <table:table-cell table:style-name="Tabla16.B2" office:value-type="string">
            <text:p text:style-name="P128"/>
          </table:table-cell>
        </table:table-row>
      </table:table>
      <text:p text:style-name="P87"/>
      <text:p text:style-name="P87"/>
      <text:p text:style-name="P88"/>
      <text:p text:style-name="P88"/>
      <text:p text:style-name="P88"/>
      <table:table table:name="Tabla17" table:style-name="Tabla17">
        <table:table-column table:style-name="Tabla17.A"/>
        <table:table-column table:style-name="Tabla17.B"/>
        <text:soft-page-break/>
        <table:table-row table:style-name="Tabla17.1">
          <table:table-cell table:style-name="Tabla17.A1" office:value-type="string">
            <text:p text:style-name="P163">Nombre</text:p>
          </table:table-cell>
          <table:table-cell table:style-name="Tabla17.B1" office:value-type="string">
            <text:p text:style-name="P121">CDU 0<text:span text:style-name="T27">16 <text:s/>- Salir</text:span></text:p>
          </table:table-cell>
        </table:table-row>
        <table:table-row>
          <table:table-cell table:style-name="Tabla17.A2" office:value-type="string">
            <text:p text:style-name="P148">Actores:</text:p>
          </table:table-cell>
          <table:table-cell table:style-name="Tabla17.B2" office:value-type="string">
            <text:p text:style-name="P135">Usuario , Administrador</text:p>
          </table:table-cell>
        </table:table-row>
        <table:table-row>
          <table:table-cell table:style-name="Tabla17.A2" office:value-type="string">
            <text:p text:style-name="P148">Tipo</text:p>
          </table:table-cell>
          <table:table-cell table:style-name="Tabla17.B2" office:value-type="string">
            <text:p text:style-name="P121"><text:span text:style-name="T26">Primario</text:span> , <text:span text:style-name="T15">Esencial.</text:span></text:p>
          </table:table-cell>
        </table:table-row>
        <table:table-row>
          <table:table-cell table:style-name="Tabla17.A2" office:value-type="string">
            <text:p text:style-name="P148">Descripción</text:p>
            <text:p text:style-name="P148"/>
            <text:p text:style-name="P148"/>
            <text:p text:style-name="P148"/>
            <text:p text:style-name="P142"/>
          </table:table-cell>
          <table:table-cell table:style-name="Tabla17.B2" office:value-type="string">
            <text:p text:style-name="P135">El caso de uso define la interacción final del usuario o administrador con el sistema en caso de salir de la plataforma para cerrar sesión.</text:p>
          </table:table-cell>
        </table:table-row>
        <table:table-row>
          <table:table-cell table:style-name="Tabla17.A2" office:value-type="string">
            <text:p text:style-name="P153">Curso Normal</text:p>
          </table:table-cell>
          <table:table-cell table:style-name="Tabla17.B2" office:value-type="string">
            <text:list xml:id="list1380954162" text:style-name="L19">
              <text:list-item>
                <text:p text:style-name="P180"><text:span text:style-name="T16">Selecciona la opción salir.</text:span></text:p>
              </text:list-item>
              <text:list-item>
                <text:p text:style-name="P180"><text:span text:style-name="T16"/></text:p>
              </text:list-item>
              <text:list-item>
                <text:p text:style-name="P180"><text:span text:style-name="T16">El sistema despliega un cuadro de dialogo si en verdad quiere salir del sistema.</text:span></text:p>
              </text:list-item>
              <text:list-item>
                <text:p text:style-name="P180"><text:span text:style-name="T16">El usuario valida su respuesta .</text:span></text:p>
              </text:list-item>
              <text:list-item>
                <text:p text:style-name="P180"><text:span text:style-name="T16">Se cierra la sesión activa.</text:span></text:p>
              </text:list-item>
            </text:list>
            <text:list xml:id="list71325919286998" text:continue-list="list3763080267" text:style-name="L18">
              <text:list-header>
                <text:p text:style-name="P176"/>
              </text:list-header>
            </text:list>
          </table:table-cell>
        </table:table-row>
        <table:table-row>
          <table:table-cell table:style-name="Tabla17.A2" office:value-type="string">
            <text:p text:style-name="P158">Curso Alterno</text:p>
          </table:table-cell>
          <table:table-cell table:style-name="Tabla17.B2" office:value-type="string">
            <text:p text:style-name="P129"/>
          </table:table-cell>
        </table:table-row>
      </table:table>
      <text:p text:style-name="P88"/>
      <text:p text:style-name="P88"/>
      <text:p text:style-name="P88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63">Nombre</text:p>
          </table:table-cell>
          <table:table-cell table:style-name="Tabla15.B1" office:value-type="string">
            <text:p text:style-name="P121">CDU 0<text:span text:style-name="T27">17 <text:s/>- Bloquear Artista</text:span></text:p>
          </table:table-cell>
        </table:table-row>
        <table:table-row>
          <table:table-cell table:style-name="Tabla15.A2" office:value-type="string">
            <text:p text:style-name="P148">Actores:</text:p>
          </table:table-cell>
          <table:table-cell table:style-name="Tabla15.B2" office:value-type="string">
            <text:p text:style-name="P135">Administrador</text:p>
          </table:table-cell>
        </table:table-row>
        <table:table-row>
          <table:table-cell table:style-name="Tabla15.A2" office:value-type="string">
            <text:p text:style-name="P148">Tipo</text:p>
          </table:table-cell>
          <table:table-cell table:style-name="Tabla15.B2" office:value-type="string">
            <text:p text:style-name="P121"><text:span text:style-name="T26">Primario</text:span> , <text:span text:style-name="T15">Esencial.</text:span></text:p>
          </table:table-cell>
        </table:table-row>
        <table:table-row>
          <table:table-cell table:style-name="Tabla15.A2" office:value-type="string">
            <text:p text:style-name="P148">Descripción</text:p>
            <text:p text:style-name="P148"/>
            <text:p text:style-name="P148"/>
            <text:p text:style-name="P148"/>
            <text:p text:style-name="P142"/>
          </table:table-cell>
          <table:table-cell table:style-name="Tabla15.B2" office:value-type="string">
            <text:p text:style-name="P136">El administrador podra bloquear a cualquier artista si el caso lo requiere.</text:p>
          </table:table-cell>
        </table:table-row>
        <table:table-row>
          <table:table-cell table:style-name="Tabla15.A2" office:value-type="string">
            <text:p text:style-name="P153">Curso Normal</text:p>
          </table:table-cell>
          <table:table-cell table:style-name="Tabla15.B2" office:value-type="string">
            <text:list xml:id="list861279921" text:style-name="L21">
              <text:list-item>
                <text:p text:style-name="P181"><text:span text:style-name="T16">El administrador buscara la lista de usuarios.</text:span></text:p>
                <text:p text:style-name="P181"><text:span text:style-name="T16"/></text:p>
              </text:list-item>
              <text:list-item>
                <text:p text:style-name="P181"><text:span text:style-name="T16">Seleccionara al usuario que no cumple con los requerimientos de la plataforma .</text:span></text:p>
                <text:p text:style-name="P181"><text:span text:style-name="T16"/></text:p>
              </text:list-item>
              <text:list-item>
                <text:p text:style-name="P181"><text:span text:style-name="T16">Bloque al usuario por el tiempo necesario.</text:span></text:p>
              </text:list-item>
            </text:list>
            <text:list xml:id="list1010351467" text:style-name="L20">
              <text:list-header>
                <text:p text:style-name="P177"/>
              </text:list-header>
            </text:list>
          </table:table-cell>
        </table:table-row>
        <table:table-row>
          <table:table-cell table:style-name="Tabla15.A2" office:value-type="string">
            <text:p text:style-name="P158">Curso Alterno</text:p>
          </table:table-cell>
          <table:table-cell table:style-name="Tabla15.B2" office:value-type="string">
            <text:p text:style-name="P129"/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63">Nombre</text:p>
          </table:table-cell>
          <table:table-cell table:style-name="Tabla18.B1" office:value-type="string">
            <text:p text:style-name="P121">CDU 0<text:span text:style-name="T27">18 <text:s/>- Eliminar Artista</text:span></text:p>
          </table:table-cell>
        </table:table-row>
        <table:table-row>
          <table:table-cell table:style-name="Tabla18.A2" office:value-type="string">
            <text:p text:style-name="P148">Actores:</text:p>
          </table:table-cell>
          <table:table-cell table:style-name="Tabla18.B2" office:value-type="string">
            <text:p text:style-name="P135"><text:span text:style-name="T28">Usuario,</text:span>Administrador</text:p>
          </table:table-cell>
        </table:table-row>
        <table:table-row>
          <table:table-cell table:style-name="Tabla18.A2" office:value-type="string">
            <text:p text:style-name="P148">Tipo</text:p>
          </table:table-cell>
          <table:table-cell table:style-name="Tabla18.B2" office:value-type="string">
            <text:p text:style-name="P121"><text:span text:style-name="T26">Primario</text:span> , <text:span text:style-name="T15">Esencial.</text:span></text:p>
          </table:table-cell>
        </table:table-row>
        <table:table-row>
          <table:table-cell table:style-name="Tabla18.A2" office:value-type="string">
            <text:p text:style-name="P148">Descripción</text:p>
            <text:p text:style-name="P148"/>
            <text:p text:style-name="P148"/>
            <text:p text:style-name="P148"/>
            <text:p text:style-name="P142"/>
          </table:table-cell>
          <table:table-cell table:style-name="Tabla18.B2" office:value-type="string">
            <text:p text:style-name="P136">El administrador podrá eliminar artistas o el mismo usuario podrá eliminar su artista vinculado.</text:p>
          </table:table-cell>
        </table:table-row>
        <table:table-row>
          <table:table-cell table:style-name="Tabla18.A2" office:value-type="string">
            <text:p text:style-name="P153">Curso Normal</text:p>
          </table:table-cell>
          <table:table-cell table:style-name="Tabla18.B2" office:value-type="string">
            <text:list xml:id="list2037473029" text:style-name="L24">
              <text:list-item>
                <text:p text:style-name="P182"><text:span text:style-name="T16">El administrador buscara la lista de usuarios o el usuario ingresara a su perfil como artista.</text:span></text:p>
                <text:p text:style-name="P182"><text:span text:style-name="T16"/></text:p>
              </text:list-item>
              <text:list-item>
                <text:p text:style-name="P182"><text:span text:style-name="T16">Seleccionara al usuario que no cumple con los requerimientos de la plataforma.</text:span></text:p>
                <text:p text:style-name="P182"><text:span text:style-name="T16"/></text:p>
              </text:list-item>
              <text:list-item>
                <text:p text:style-name="P182"><text:span text:style-name="T23">Elimina</text:span><text:span text:style-name="T16"> al usuario por el tiempo necesario.</text:span></text:p>
              </text:list-item>
            </text:list>
            <text:p text:style-name="P178"/>
          </table:table-cell>
        </table:table-row>
        <table:table-row>
          <table:table-cell table:style-name="Tabla18.A2" office:value-type="string">
            <text:p text:style-name="P158">Curso Alterno</text:p>
          </table:table-cell>
          <table:table-cell table:style-name="Tabla18.B2" office:value-type="string">
            <text:p text:style-name="P129"/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07:35.416000000</meta:creation-date>
    <dc:date>2018-03-19T07:13:25.412000000</dc:date>
    <meta:editing-duration>PT3H31M35S</meta:editing-duration>
    <meta:editing-cycles>21</meta:editing-cycles>
    <meta:generator>LibreOffice/6.0.0.3$Windows_X86_64 LibreOffice_project/64a0f66915f38c6217de274f0aa8e15618924765</meta:generator>
    <meta:document-statistic meta:table-count="18" meta:image-count="0" meta:object-count="0" meta:page-count="9" meta:paragraph-count="242" meta:word-count="1327" meta:character-count="8038" meta:non-whitespace-character-count="6948"/>
  </office:meta>
</office:document-meta>
</file>